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d88" officeooo:paragraph-rsid="000b8d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lzsj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11:59:13.759468415</meta:creation-date>
    <dc:date>2021-12-23T12:11:58.088599716</dc:date>
    <meta:editing-duration>PT2M3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